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ce117" style:family="table-cell" style:parent-style-name="Integer">
      <style:table-cell-properties fo:background-color="#ffffff"/>
      <style:map style:condition="cell-content()=0" style:apply-style-name="" style:base-cell-address="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1-04T09:14:41" calcext:value-type="date">
            <text:p>2022-01-04 09:14:41</text:p>
          </table:table-cell>
          <table:table-cell table:style-name="ce22" office:value-type="date" office:date-value="2022-01-04" calcext:value-type="date">
            <text:p>2022-01-04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9H14M42S" calcext:value-type="time">
            <text:p>09:14:42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1-04T09:14:42" calcext:value-type="date">
            <text:p>2022-01-04 09:14:42</text:p>
          </table:table-cell>
          <table:table-cell table:style-name="ce23" office:value-type="date" office:date-value="2022-01-04" calcext:value-type="date">
            <text:p>2022-01-04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1H14M42S" calcext:value-type="time">
            <text:p>21:14:42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1-04T09:14:42" calcext:value-type="date">
            <text:p>2022-01-04 09:14:42</text:p>
          </table:table-cell>
          <table:table-cell table:style-name="ce24" office:value-type="date" office:date-value="2022-01-04" calcext:value-type="date">
            <text:p>2022-01-04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9H14M42S" calcext:value-type="time">
            <text:p>09:14:42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1-04T09:14:43" calcext:value-type="date">
            <text:p>2022-01-04 09:14:43</text:p>
          </table:table-cell>
          <table:table-cell table:style-name="ce25" office:value-type="date" office:date-value="2022-01-04" calcext:value-type="date">
            <text:p>2022-01-04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1H14M43S" calcext:value-type="time">
            <text:p>21:14:43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1-04T09:14:43" calcext:value-type="date">
            <text:p>2022-01-04 09:14:43</text:p>
          </table:table-cell>
          <table:table-cell table:style-name="ce26" office:value-type="date" office:date-value="2022-01-04" calcext:value-type="date">
            <text:p>2022-01-04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9H14M43S" calcext:value-type="time">
            <text:p>09:14:43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1-04T09:14:43" calcext:value-type="date">
            <text:p>2022-01-04 09:14:43</text:p>
          </table:table-cell>
          <table:table-cell table:style-name="ce27" office:value-type="date" office:date-value="2022-01-04" calcext:value-type="date">
            <text:p>2022-01-04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1H14M43S" calcext:value-type="time">
            <text:p>21:14:43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1-04T09:14:43" calcext:value-type="date">
            <text:p>2022-01-04 09:14:43</text:p>
          </table:table-cell>
          <table:table-cell table:style-name="ce28" office:value-type="date" office:date-value="2022-01-04" calcext:value-type="date">
            <text:p>2022-01-04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9H14M43S" calcext:value-type="time">
            <text:p>09:14:43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1-04T09:14:43" calcext:value-type="date">
            <text:p>2022-01-04 09:14:43</text:p>
          </table:table-cell>
          <table:table-cell table:style-name="ce29" office:value-type="date" office:date-value="2022-01-04" calcext:value-type="date">
            <text:p>2022-01-04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1H14M43S" calcext:value-type="time">
            <text:p>21:14:43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1-04T09:14:44" calcext:value-type="date">
            <text:p>2022-01-04 09:14:44</text:p>
          </table:table-cell>
          <table:table-cell table:style-name="ce30" office:value-type="date" office:date-value="2022-01-04" calcext:value-type="date">
            <text:p>2022-01-04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9H14M44S" calcext:value-type="time">
            <text:p>09:14:44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1-04T09:14:44" calcext:value-type="date">
            <text:p>2022-01-04 09:14:44</text:p>
          </table:table-cell>
          <table:table-cell table:style-name="ce31" office:value-type="date" office:date-value="2022-01-04" calcext:value-type="date">
            <text:p>2022-01-04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1H14M44S" calcext:value-type="time">
            <text:p>21:14:44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1-04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number-columns-repeated="8"/>
        </table:table-row>
        <calcext:conditional-formats>
          <calcext:conditional-format calcext:target-range-address="Helpers.A41:Helpers.A46">
            <calcext:condition calcext:apply-style-name="" calcext:value="=0" calcext:base-cell-address=""/>
          </calcext:conditional-format>
        </calcext:conditional-formats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6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10.624790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90" calcext:value-type="float">
            <text:p>290</text:p>
          </table:table-cell>
          <table:table-cell office:value-type="float" office:value="7.786345" calcext:value-type="float">
            <text:p>7,79</text:p>
          </table:table-cell>
          <table:table-cell office:value-type="float" office:value="0.0269216404109589" calcext:value-type="float">
            <text:p>0,026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373525" calcext:value-type="float">
            <text:p>0,37</text:p>
          </table:table-cell>
          <table:table-cell office:value-type="float" office:value="0.0373525" calcext:value-type="float">
            <text:p>0,037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112221" calcext:value-type="float">
            <text:p>0,11</text:p>
          </table:table-cell>
          <table:table-cell office:value-type="float" office:value="0.014027625" calcext:value-type="float">
            <text:p>0,014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189257" calcext:value-type="float">
            <text:p>0,19</text:p>
          </table:table-cell>
          <table:table-cell office:value-type="float" office:value="0.0378514" calcext:value-type="float">
            <text:p>0,037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420018" calcext:value-type="float">
            <text:p>0,42</text:p>
          </table:table-cell>
          <table:table-cell office:value-type="float" office:value="0.210009" calcext:value-type="float">
            <text:p>0,210009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5" calcext:value-type="float">
            <text:p>315</text:p>
          </table:table-cell>
          <table:table-cell table:style-name="ce87" table:formula="of:=SUM([.C4:.C8])" office:value-type="float" office:value="8.881366" calcext:value-type="float">
            <text:p>8,88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09:14:39.6893183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14:35</meta:creation-date>
    <meta:generator>LibreOffice/7.2.4.1$Linux_X86_64 LibreOffice_project/20$Build-1</meta:generator>
    <meta:editing-duration>PT13S</meta:editing-duration>
    <meta:editing-cycles>2</meta:editing-cycles>
    <meta:initial-creator>Turulomio</meta:initial-creator>
    <dc:description>This file have been generated with UnoGenerator-0.17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2-01-04T09:14:53.621039967</dc:date>
    <dc:title>Ejemplo ODS con UnoGenerator</dc:title>
    <meta:document-statistic meta:table-count="5" meta:cell-count="318" meta:object-count="0"/>
  </office:meta>
</office:document-meta>
</file>